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áblázat1" style:family="table">
      <style:table-properties style:width="17cm" table:align="margins"/>
    </style:style>
    <style:style style:name="Táblázat1.A" style:family="table-column">
      <style:table-column-properties style:column-width="4.001cm" style:rel-column-width="2268*"/>
    </style:style>
    <style:style style:name="Táblázat1.B" style:family="table-column">
      <style:table-column-properties style:column-width="8.999cm" style:rel-column-width="5102*"/>
    </style:style>
    <style:style style:name="Táblázat1.A1" style:family="table-cell">
      <style:table-cell-properties fo:padding="0.097cm" fo:border-left="0.5pt solid #000000" fo:border-right="none" fo:border-top="0.5pt solid #000000" fo:border-bottom="0.5pt solid #000000"/>
    </style:style>
    <style:style style:name="Táblázat1.C1" style:family="table-cell">
      <style:table-cell-properties fo:padding="0.097cm" fo:border="0.5pt solid #000000"/>
    </style:style>
    <style:style style:name="P1" style:family="paragraph" style:parent-style-name="Preformatted_20_Text">
      <style:text-properties style:font-name="Liberation Mono" fo:font-size="10pt" officeooo:paragraph-rsid="00003429" style:font-name-asian="NSimSun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áblázat1" table:style-name="Táblázat1">
        <table:table-column table:style-name="Táblázat1.A"/>
        <table:table-column table:style-name="Táblázat1.B"/>
        <table:table-column table:style-name="Táblázat1.A"/>
        <table:table-row>
          <table:table-cell table:style-name="Táblázat1.A1" office:value-type="string">
            <text:p text:style-name="Preformatted_20_Text">Name:<text:line-break/>Riszterer István</text:p>
          </table:table-cell>
          <table:table-cell table:style-name="Táblázat1.A1" office:value-type="string">
            <text:p text:style-name="Title">Screeps Game</text:p>
          </table:table-cell>
          <table:table-cell table:style-name="Táblázat1.C1" office:value-type="string">
            <text:p text:style-name="Preformatted_20_Text">Date:<text:line-break/>2023.07.14.</text:p>
          </table:table-cell>
        </table:table-row>
      </table:table>
      <text:p text:style-name="Subtitle">Documentation</text:p>
      <text:h text:style-name="Heading_20_1" text:outline-level="1">Calculations</text:h>
      <text:h text:style-name="Heading_20_2" text:outline-level="2">Economic <text:s/>Calculations</text:h>
      <text:h text:style-name="Heading_20_3" text:outline-level="3">Profitability of resource stations</text:h>
      <text:p text:style-name="Preformatted_20_Text"><text:s text:c="4"/>• </text:p>
      <text:p text:style-name="Preformatted_20_Text"><text:s text:c="8"/>◦ </text:p>
      <text:p text:style-name="Preformatted_20_Text"><text:s text:c="12"/>▪ </text:p>
      <text:p text:style-name="Preformatted_20_Text"><text:s text:c="16"/>• </text:p>
      <text:p text:style-name="Preformatted_20_Text"><text:s text:c="20"/>◦ </text:p>
      <text:p text:style-name="Preformatted_20_Text"><text:s text:c="24"/>▪ </text:p>
      <text:p text:style-name="Preformatted_20_Text"><text:s text:c="16"/>• </text:p>
      <text:p text:style-name="Preformatted_20_Text"><text:s text:c="20"/>◦ </text:p>
      <text:p text:style-name="Preformatted_20_Text"><text:s text:c="24"/>▪ </text:p>
      <text:p text:style-name="Preformatted_20_Text">Millitary calculations</text:p>
      <text:p text:style-name="Preformatted_20_Text">Some kind of subcalculations</text:p>
      <text:p text:style-name="Preformatted_20_Text">Unknown text fore to subtsection: dfasdf sdfa sdf sfsad fg asdf asdfasdg asdf asfgasdfd fsgsdfsdfasdf asdfasdfsdgasdfasdfasg asdgasdfasdfasdsadfasdfsdasdfa asdfa dfasdfasdfasgasdfasdf asdfa sdfasdgasdfasdgasdfasdgasdf adsfasdgasdfsadgasdfasdgasdfasdf sdf asdf asd</text:p>
      <text:p text:style-name="Preformatted_20_Text">adfasd sdfdfasdgsdasdfasdfasdgasdfasdgasdfasdgasdfasdg asdgasdfasdg asdfasg asgasdgasdf asdgasdf adfasd sdfdfasdgsdasdfasdfasdgasdfasdgasdfasdgasdfasdg asdgasdfasdg asdfasg asgasdgasdf asdgasdf adfasd sdfdfasdgsdasdfasdfasdgasdfasdgasdfasdgasdfasdg asdgasdfasdg asdfasg asgasdgasdf asdgasdf adfasd sdfdfasdgsdasdfasdfasdgasdfasdgasdfasdgasdfasdg asdgasdfasdg asdfasg asgasdgasdf asdgasdf adfasd sdfdfasdgsdasdfasdfasdgasdfasdgasdfasdgasdfasdg asdgasdfasdg asdfasg asgasdgasdf asdgasdf <text:s/>asa </text:p>
      <text:p text:style-name="Preformatted_20_Text">Other secti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19T11:47:26.669000000</dc:date>
    <meta:editing-duration>PT5M10S</meta:editing-duration>
    <meta:editing-cycles>1</meta:editing-cycles>
    <meta:generator>LibreOffice/7.4.1.2$Windows_X86_64 LibreOffice_project/3c58a8f3a960df8bc8fd77b461821e42c061c5f0</meta:generator>
    <meta:document-statistic meta:table-count="1" meta:image-count="0" meta:object-count="0" meta:page-count="1" meta:paragraph-count="21" meta:word-count="88" meta:character-count="1110" meta:non-whitespace-character-count="887"/>
  </office:meta>
</office:document-meta>
</file>